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C8000000C8BE6FA79B.jpg" manifest:media-type="image/jpeg"/>
  <manifest:file-entry manifest:full-path="Pictures/1000000000000AD5000002BE7A64BEBE.jpg" manifest:media-type="image/jpeg"/>
  <manifest:file-entry manifest:full-path="Pictures/100000000000012C00000009D628B364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1.638cm" table:align="left"/>
    </style:style>
    <style:style style:name="Tableau1.A" style:family="table-column">
      <style:table-column-properties style:column-width="4.81cm"/>
    </style:style>
    <style:style style:name="Tableau1.B" style:family="table-column">
      <style:table-column-properties style:column-width="1.778cm"/>
    </style:style>
    <style:style style:name="Tableau1.C" style:family="table-column">
      <style:table-column-properties style:column-width="5.05cm"/>
    </style:style>
    <style:style style:name="Tableau1.A1" style:family="table-cell">
      <style:table-cell-properties style:vertical-align="middle" fo:padding="0.049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004cm" style:rel-column-width="1137*"/>
    </style:style>
    <style:style style:name="Tableau4.B" style:family="table-column">
      <style:table-column-properties style:column-width="2.226cm" style:rel-column-width="1263*"/>
    </style:style>
    <style:style style:name="Tableau4.C" style:family="table-column">
      <style:table-column-properties style:column-width="2.559cm" style:rel-column-width="1453*"/>
    </style:style>
    <style:style style:name="Tableau4.D" style:family="table-column">
      <style:table-column-properties style:column-width="3.159cm" style:rel-column-width="1793*"/>
    </style:style>
    <style:style style:name="Tableau4.E" style:family="table-column">
      <style:table-column-properties style:column-width="3.383cm" style:rel-column-width="1920*"/>
    </style:style>
    <style:style style:name="Tableau4.F" style:family="table-column">
      <style:table-column-properties style:column-width="3.669cm" style:rel-column-width="2082*"/>
    </style:style>
    <style:style style:name="Tableau4.1" style:family="table-row">
      <style:table-row-properties style:min-row-height="0.937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F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" fo:font-size="16pt" fo:font-weight="bold" officeooo:rsid="001fe158" officeooo:paragraph-rsid="0015e8e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libri" fo:font-size="16pt" fo:font-weight="bold" officeooo:rsid="001fe158" officeooo:paragraph-rsid="0015e8e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Calibri" officeooo:rsid="001fe158" officeooo:paragraph-rsid="0015e8ea"/>
    </style:style>
    <style:style style:name="P4" style:family="paragraph" style:parent-style-name="Title">
      <style:text-properties style:font-name="Calibri" officeooo:rsid="001800e9" officeooo:paragraph-rsid="001800e9"/>
    </style:style>
    <style:style style:name="P5" style:family="paragraph" style:parent-style-name="Text_20_body">
      <style:paragraph-properties fo:text-align="end" style:justify-single-word="false"/>
      <style:text-properties fo:color="#2a6099" loext:opacity="100%" style:font-name="Calibri" officeooo:rsid="0009cdb3" officeooo:paragraph-rsid="0015e8ea"/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text-align="start" style:justify-single-word="false"/>
      <style:text-properties style:font-name="Calibri" fo:font-size="12pt" fo:font-weight="bold" officeooo:paragraph-rsid="0015e8ea" style:font-size-asian="12pt" style:font-weight-asian="bold" style:font-size-complex="12pt" style:font-weight-complex="bold"/>
    </style:style>
    <style:style style:name="P9" style:family="paragraph" style:parent-style-name="Heading_20_2">
      <style:paragraph-properties fo:margin-top="0.101cm" fo:margin-bottom="0.146cm" style:contextual-spacing="false" fo:text-align="justify" style:justify-single-word="false" fo:break-before="page"/>
    </style:style>
    <style:style style:name="P10" style:family="paragraph" style:parent-style-name="Text_20_body">
      <style:paragraph-properties fo:text-align="justify" style:justify-single-word="false"/>
      <style:text-properties style:font-name="Calibri" officeooo:paragraph-rsid="002e9882"/>
    </style:style>
    <style:style style:name="P11" style:family="paragraph" style:parent-style-name="Text_20_body" style:list-style-name="L1">
      <style:paragraph-properties fo:text-align="justify" style:justify-single-word="false"/>
      <style:text-properties style:font-name="Calibri"/>
    </style:style>
    <style:style style:name="P12" style:family="paragraph" style:parent-style-name="Text_20_body">
      <style:paragraph-properties fo:text-align="justify" style:justify-single-word="false"/>
      <style:text-properties style:font-name="Calibri"/>
    </style:style>
    <style:style style:name="P13" style:family="paragraph" style:parent-style-name="Heading_20_2">
      <style:paragraph-properties fo:margin-top="0cm" fo:margin-bottom="0.146cm" style:contextual-spacing="false" fo:line-height="115%" fo:text-align="justify" style:justify-single-word="false"/>
      <style:text-properties style:font-name="Calibri"/>
    </style:style>
    <style:style style:name="P14" style:family="paragraph" style:parent-style-name="Heading_20_3">
      <style:paragraph-properties fo:margin-top="0cm" fo:margin-bottom="0.247cm" style:contextual-spacing="false" fo:line-height="115%" fo:text-align="justify" style:justify-single-word="false"/>
      <style:text-properties style:font-name="Calibri"/>
    </style:style>
    <style:style style:name="P15" style:family="paragraph" style:parent-style-name="Text_20_body" style:list-style-name="L2">
      <style:paragraph-properties fo:text-align="justify" style:justify-single-word="false"/>
      <style:text-properties style:font-name="Calibri"/>
    </style:style>
    <style:style style:name="P16" style:family="paragraph" style:parent-style-name="Table_20_Heading">
      <style:paragraph-properties fo:text-align="justify" style:justify-single-word="false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19" style:family="paragraph" style:parent-style-name="Text_20_body" style:list-style-name="L3">
      <style:paragraph-properties fo:text-align="justify" style:justify-single-word="false"/>
      <style:text-properties style:font-name="Calibri"/>
    </style:style>
    <style:style style:name="P20" style:family="paragraph" style:parent-style-name="Text_20_body" style:list-style-name="L4">
      <style:paragraph-properties fo:text-align="justify" style:justify-single-word="false"/>
      <style:text-properties style:font-name="Calibri"/>
    </style:style>
    <style:style style:name="P21" style:family="paragraph" style:parent-style-name="Text_20_body" style:list-style-name="L5">
      <style:paragraph-properties fo:text-align="justify" style:justify-single-word="false"/>
      <style:text-properties style:font-name="Calibri"/>
    </style:style>
    <style:style style:name="P22" style:family="paragraph" style:parent-style-name="Text_20_body" style:list-style-name="L6">
      <style:paragraph-properties fo:text-align="justify" style:justify-single-word="false"/>
      <style:text-properties style:font-name="Calibri"/>
    </style:style>
    <style:style style:name="P23" style:family="paragraph" style:parent-style-name="Table_20_Heading">
      <style:paragraph-properties fo:text-align="center" style:justify-single-word="false"/>
      <style:text-properties fo:font-size="10.5pt" officeooo:paragraph-rsid="003040f3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paragraph-rsid="003040f3" style:font-size-asian="10.5pt" style:font-size-complex="10.5pt"/>
    </style:style>
    <style:style style:name="P25" style:family="paragraph" style:parent-style-name="Text_20_body" style:list-style-name="L7">
      <style:paragraph-properties fo:text-align="justify" style:justify-single-word="false"/>
      <style:text-properties style:font-name="Calibri"/>
    </style:style>
    <style:style style:name="P26" style:family="paragraph" style:parent-style-name="Text_20_body" style:list-style-name="L8">
      <style:paragraph-properties fo:text-align="justify" style:justify-single-word="false"/>
      <style:text-properties style:font-name="Calibri"/>
    </style:style>
    <style:style style:name="P27" style:family="paragraph" style:parent-style-name="Text_20_body" style:list-style-name="L9">
      <style:paragraph-properties fo:text-align="justify" style:justify-single-word="false"/>
      <style:text-properties style:font-name="Calibri"/>
    </style:style>
    <style:style style:name="P28" style:family="paragraph" style:parent-style-name="Text_20_body" style:list-style-name="L10">
      <style:paragraph-properties fo:text-align="justify" style:justify-single-word="false"/>
      <style:text-properties style:font-name="Calibri"/>
    </style:style>
    <style:style style:name="P29" style:family="paragraph" style:parent-style-name="Text_20_body" style:list-style-name="L11">
      <style:paragraph-properties fo:text-align="justify" style:justify-single-word="false"/>
      <style:text-properties style:font-name="Calibri"/>
    </style:style>
    <style:style style:name="P30" style:family="paragraph" style:parent-style-name="Text_20_body" style:list-style-name="L12">
      <style:paragraph-properties fo:text-align="justify" style:justify-single-word="false"/>
      <style:text-properties style:font-name="Calibri"/>
    </style:style>
    <style:style style:name="P31" style:family="paragraph" style:parent-style-name="Preformatted_20_Text">
      <style:paragraph-properties fo:margin-top="0cm" fo:margin-bottom="0.247cm" style:contextual-spacing="false" fo:line-height="115%" fo:text-align="justify" style:justify-single-word="false"/>
      <style:text-properties style:font-name="Calibri"/>
    </style:style>
    <style:style style:name="P32" style:family="paragraph" style:parent-style-name="Text_20_body" style:list-style-name="L13">
      <style:paragraph-properties fo:text-align="justify" style:justify-single-word="false"/>
      <style:text-properties style:font-name="Calibri"/>
    </style:style>
    <style:style style:name="P33" style:family="paragraph" style:parent-style-name="Text_20_body" style:list-style-name="L14">
      <style:paragraph-properties fo:text-align="justify" style:justify-single-word="false"/>
      <style:text-properties style:font-name="Calibri"/>
    </style:style>
    <style:style style:name="P34" style:family="paragraph" style:parent-style-name="Text_20_body" style:list-style-name="L15">
      <style:paragraph-properties fo:text-align="justify" style:justify-single-word="false"/>
      <style:text-properties style:font-name="Calibri"/>
    </style:style>
    <style:style style:name="P35" style:family="paragraph" style:parent-style-name="Heading_20_2">
      <style:paragraph-properties fo:margin-top="0cm" fo:margin-bottom="0cm" style:contextual-spacing="false" fo:text-align="justify" style:justify-single-word="false"/>
    </style:style>
    <style:style style:name="P36" style:family="paragraph" style:parent-style-name="Text_20_body" style:list-style-name="L16">
      <style:paragraph-properties fo:text-align="justify" style:justify-single-word="false"/>
      <style:text-properties style:font-name="Calibri"/>
    </style:style>
    <style:style style:name="P37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2b5b51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.242cm, 0cm, 1.275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hur Blairon</text:p>
      <text:p text:style-name="P2">L3 CPES Informatique </text:p>
      <text:p text:style-name="P2">2025/26</text:p>
      <text:p text:style-name="P3"/>
      <text:p text:style-name="P3"/>
      <text:p text:style-name="P3"/>
      <text:p text:style-name="P4"><text:span text:style-name="T1">TP </text:span>SuperHero Manager</text:p>
      <text:p text:style-name="P5"><text:span text:style-name="T2">Tomczak Robert</text:span> </text:p>
      <text:p text:style-name="P5"/>
      <text:p text:style-name="P5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6"><text:a xlink:type="simple" xlink:href="#__RefHeading___Toc3124_2162729259" office:name="1. Présentation générale du projet" text:style-name="Index_20_Link" text:visited-style-name="Index_20_Link">1 1. Présentation générale du projet<text:tab/>3</text:a></text:p>
          <text:p text:style-name="P6"><text:a xlink:type="simple" xlink:href="#__RefHeading___Toc3126_2162729259" office:name="2. Architecture et technologies" text:style-name="Index_20_Link" text:visited-style-name="Index_20_Link">2 2. Architecture et technologies<text:tab/>3</text:a></text:p>
          <text:p text:style-name="P7"><text:a xlink:type="simple" xlink:href="#__RefHeading___Toc3128_2162729259" office:name="🔹 Backend — Node.js / Express / TypeScript" text:style-name="Index_20_Link" text:visited-style-name="Index_20_Link">🔹 Backend — Node.js / Express / TypeScript<text:tab/>3</text:a></text:p>
          <text:p text:style-name="P7"><text:a xlink:type="simple" xlink:href="#__RefHeading___Toc3130_2162729259" office:name="🔹 Frontend — React / TypeScript" text:style-name="Index_20_Link" text:visited-style-name="Index_20_Link">🔹 Frontend — React / TypeScript<text:tab/>4</text:a></text:p>
          <text:p text:style-name="P6"><text:a xlink:type="simple" xlink:href="#__RefHeading___Toc3132_2162729259" office:name="3. Fonctionnalités réalisées" text:style-name="Index_20_Link" text:visited-style-name="Index_20_Link">3 3. Fonctionnalités réalisées<text:tab/>5</text:a></text:p>
          <text:p text:style-name="P7"><text:a xlink:type="simple" xlink:href="#__RefHeading___Toc3134_2162729259" office:name="✔ Authentification sécurisée" text:style-name="Index_20_Link" text:visited-style-name="Index_20_Link">✔ Authentification sécurisée<text:tab/>5</text:a></text:p>
          <text:p text:style-name="P7"><text:a xlink:type="simple" xlink:href="#__RefHeading___Toc3136_2162729259" office:name="✔ Gestion complète des super-héros" text:style-name="Index_20_Link" text:visited-style-name="Index_20_Link">✔ Gestion complète des super-héros<text:tab/>5</text:a></text:p>
          <text:p text:style-name="P7"><text:a xlink:type="simple" xlink:href="#__RefHeading___Toc3138_2162729259" office:name="✔ Filtrage avancé" text:style-name="Index_20_Link" text:visited-style-name="Index_20_Link">✔ Filtrage avancé<text:tab/>5</text:a></text:p>
          <text:p text:style-name="P7"><text:a xlink:type="simple" xlink:href="#__RefHeading___Toc3140_2162729259" office:name="✔ Interface utilisateur responsive" text:style-name="Index_20_Link" text:visited-style-name="Index_20_Link">✔ Interface utilisateur responsive<text:tab/>5</text:a></text:p>
          <text:p text:style-name="P7"><text:a xlink:type="simple" xlink:href="#__RefHeading___Toc3142_2162729259" office:name="✔ Page de détails enrichie" text:style-name="Index_20_Link" text:visited-style-name="Index_20_Link">✔ Page de détails enrichie<text:tab/>6</text:a></text:p>
          <text:p text:style-name="P6"><text:a xlink:type="simple" xlink:href="#__RefHeading___Toc3144_2162729259" office:name="4. Difficultés rencontrées" text:style-name="Index_20_Link" text:visited-style-name="Index_20_Link">4 4. Difficultés rencontrées<text:tab/>6</text:a></text:p>
          <text:p text:style-name="P7"><text:a xlink:type="simple" xlink:href="#__RefHeading___Toc3146_2162729259" office:name="🔸 Gestion des chemins d’images" text:style-name="Index_20_Link" text:visited-style-name="Index_20_Link">🔸 Gestion des chemins d’images<text:tab/>6</text:a></text:p>
          <text:p text:style-name="P7"><text:a xlink:type="simple" xlink:href="#__RefHeading___Toc3148_2162729259" office:name="🔸 Migration ESModules / TypeScript" text:style-name="Index_20_Link" text:visited-style-name="Index_20_Link">🔸 Migration ESModules / TypeScript<text:tab/>6</text:a></text:p>
          <text:p text:style-name="P7"><text:a xlink:type="simple" xlink:href="#__RefHeading___Toc3150_2162729259" office:name="🔸 Structure MongoDB incompatible" text:style-name="Index_20_Link" text:visited-style-name="Index_20_Link">🔸 Structure MongoDB incompatible<text:tab/>7</text:a></text:p>
          <text:p text:style-name="P7"><text:a xlink:type="simple" xlink:href="#__RefHeading___Toc3152_2162729259" office:name="🔸 Appels réseau du frontend" text:style-name="Index_20_Link" text:visited-style-name="Index_20_Link">🔸 Appels réseau du frontend<text:tab/>7</text:a></text:p>
          <text:p text:style-name="P7"><text:a xlink:type="simple" xlink:href="#__RefHeading___Toc3154_2162729259" office:name="🔸 Gestion des permissions JWT" text:style-name="Index_20_Link" text:visited-style-name="Index_20_Link">🔸 Gestion des permissions JWT<text:tab/>7</text:a></text:p>
          <text:p text:style-name="P6"><text:a xlink:type="simple" xlink:href="#__RefHeading___Toc3156_2162729259" office:name="5. Axes d’amélioration" text:style-name="Index_20_Link" text:visited-style-name="Index_20_Link">5 5. Axes d’amélioration<text:tab/>7</text:a></text:p>
          <text:p text:style-name="P7"><text:a xlink:type="simple" xlink:href="#__RefHeading___Toc3158_2162729259" office:name="🔹 Améliorations techniques" text:style-name="Index_20_Link" text:visited-style-name="Index_20_Link">🔹 Améliorations techniques<text:tab/>7</text:a></text:p>
          <text:p text:style-name="P7"><text:a xlink:type="simple" xlink:href="#__RefHeading___Toc3160_2162729259" office:name="🔹 Améliorations UX/UI" text:style-name="Index_20_Link" text:visited-style-name="Index_20_Link">🔹 Améliorations UX/UI<text:tab/>7</text:a></text:p>
          <text:p text:style-name="P7"><text:a xlink:type="simple" xlink:href="#__RefHeading___Toc3162_2162729259" office:name="🔹 Extension fonctionnelle" text:style-name="Index_20_Link" text:visited-style-name="Index_20_Link">🔹 Extension fonctionnelle<text:tab/>8</text:a></text:p>
          <text:p text:style-name="P6"><text:a xlink:type="simple" xlink:href="#__RefHeading___Toc3164_2162729259" office:name="6. Conclusion" text:style-name="Index_20_Link" text:visited-style-name="Index_20_Link">6 6. Conclusion<text:tab/>8</text:a></text:p>
        </text:index-body>
      </text:table-of-content>
      <text:p text:style-name="P8"/>
      <text:h text:style-name="P9" text:outline-level="2" text:is-list-header="true"><text:bookmark-start text:name="__RefHeading___Toc3124_2162729259"/><text:span text:style-name="Strong_20_Emphasis">1. </text:span><text:span text:style-name="Strong_20_Emphasis"><text:span text:style-name="T3">Présentation générale du projet</text:span></text:span><text:bookmark-end text:name="__RefHeading___Toc3124_2162729259"/></text:h>
      <text:p text:style-name="P10">Le projet <text:span text:style-name="Emphasis">SuperHero Manager</text:span> est une application web complète permettant de consulter, rechercher, filtrer et administrer une base de données de super-héros.</text:p>
      <text:p text:style-name="P10">Elle inclut :</text:p>
      <text:list text:style-name="L1">
        <text:list-item>
          <text:p text:style-name="P11">Un <text:span text:style-name="Strong_20_Emphasis">backend Node.js + Express + MongoDB</text:span> pour la gestion des données.</text:p>
        </text:list-item>
        <text:list-item>
          <text:p text:style-name="P11">Un <text:span text:style-name="Strong_20_Emphasis">frontend React + TypeScript</text:span> moderne et responsive.</text:p>
        </text:list-item>
        <text:list-item>
          <text:p text:style-name="P11">Un <text:span text:style-name="Strong_20_Emphasis">système d’authentification JWT</text:span> permettant différents rôles (admin / editor / user).</text:p>
        </text:list-item>
        <text:list-item>
          <text:p text:style-name="P11">Une interface utilisateur permettant :</text:p>
          <text:list>
            <text:list-item>
              <text:p text:style-name="P11">La <text:span text:style-name="Strong_20_Emphasis">consultation détaillée</text:span> des informations d'un héros.</text:p>
            </text:list-item>
            <text:list-item>
              <text:p text:style-name="P11">Le <text:span text:style-name="Strong_20_Emphasis">filtrage avancé</text:span> par statistiques, éditeur et recherche textuelle.</text:p>
            </text:list-item>
            <text:list-item>
              <text:p text:style-name="P11">La <text:span text:style-name="Strong_20_Emphasis">gestion CRUD complète</text:span> (ajout, modification, suppression) réservée à l’administrateur.</text:p>
            </text:list-item>
          </text:list>
        </text:list-item>
      </text:list>
      <text:p text:style-name="P12">Ce projet simule une application professionnelle de gestion de base de données avec API REST sécurisée et interface d’administration.</text:p>
      <text:h text:style-name="P13" text:outline-level="2" text:is-list-header="true"><text:bookmark-start text:name="__RefHeading___Toc3126_2162729259"/><text:span text:style-name="Strong_20_Emphasis">2. Architecture et technologies</text:span><text:bookmark-end text:name="__RefHeading___Toc3126_2162729259"/></text:h>
      <text:p text:style-name="P12">L'application est constituée de deux modules indépendants communiquant via HTTP :</text:p>
      <text:h text:style-name="P14" text:outline-level="3"><text:bookmark-start text:name="__RefHeading___Toc3128_2162729259"/>🔹 <text:span text:style-name="Strong_20_Emphasis">Backend — Node.js / Express / TypeScript</text:span><text:bookmark-end text:name="__RefHeading___Toc3128_2162729259"/></text:h>
      <text:list text:style-name="L2">
        <text:list-item>
          <text:p text:style-name="P15"><text:span text:style-name="Strong_20_Emphasis">Express.js</text:span> : création des routes API.</text:p>
        </text:list-item>
        <text:list-item>
          <text:p text:style-name="P15"><text:span text:style-name="Strong_20_Emphasis">Mongoose</text:span> : modèle de données et interaction avec MongoDB.</text:p>
        </text:list-item>
        <text:list-item>
          <text:p text:style-name="P15"><text:span text:style-name="Strong_20_Emphasis">JSON Web Tokens (JWT)</text:span> : authentification et gestion des permissions.</text:p>
        </text:list-item>
        <text:list-item>
          <text:p text:style-name="P15"><text:span text:style-name="Strong_20_Emphasis">bcrypt.js</text:span> : hachage des mots de passe.</text:p>
        </text:list-item>
        <text:list-item>
          <text:p text:style-name="P15"><text:span text:style-name="Strong_20_Emphasis">cors</text:span> : gestion de la sécurité des requêtes cross-origin.</text:p>
        </text:list-item>
        <text:list-item>
          <text:p text:style-name="P15"><text:span text:style-name="Strong_20_Emphasis">ts-node-dev</text:span> : exécution du serveur en live reload.</text:p>
        </text:list-item>
      </text:list>
      <text:p text:style-name="P12">Le backend expose des routes REST propres permettant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16">Route</text:p>
            </table:table-cell>
            <table:table-cell table:style-name="Tableau1.A1" office:value-type="string">
              <text:p text:style-name="P16">Méthode</text:p>
            </table:table-cell>
            <table:table-cell table:style-name="Tableau1.A1" office:value-type="string">
              <text:p text:style-name="P16">Description</text:p>
            </table:table-cell>
          </table:table-row>
        </table:table-header-rows>
        <table:table-row>
          <table:table-cell table:style-name="Tableau1.A1" office:value-type="string">
            <text:p text:style-name="P17"><text:span text:style-name="Source_20_Text"><text:span text:style-name="T4">/api/auth/register</text:span></text:span></text:p>
          </table:table-cell>
          <table:table-cell table:style-name="Tableau1.A1" office:value-type="string">
            <text:p text:style-name="P18">POST</text:p>
          </table:table-cell>
          <table:table-cell table:style-name="Tableau1.A1" office:value-type="string">
            <text:p text:style-name="P18">Inscription utilisateur</text:p>
          </table:table-cell>
        </table:table-row>
        <table:table-row>
          <table:table-cell table:style-name="Tableau1.A1" office:value-type="string">
            <text:p text:style-name="P17"><text:span text:style-name="Source_20_Text"><text:span text:style-name="T4">/api/auth/login</text:span></text:span></text:p>
          </table:table-cell>
          <table:table-cell table:style-name="Tableau1.A1" office:value-type="string">
            <text:p text:style-name="P18">POST</text:p>
          </table:table-cell>
          <table:table-cell table:style-name="Tableau1.A1" office:value-type="string">
            <text:p text:style-name="P18">Connexion JWT</text:p>
          </table:table-cell>
        </table:table-row>
        <table:table-row>
          <table:table-cell table:style-name="Tableau1.A1" office:value-type="string">
            <text:p text:style-name="P17"><text:span text:style-name="Source_20_Text"><text:span text:style-name="T4">/api/auth/me</text:span></text:span></text:p>
          </table:table-cell>
          <table:table-cell table:style-name="Tableau1.A1" office:value-type="string">
            <text:p text:style-name="P18">GET</text:p>
          </table:table-cell>
          <table:table-cell table:style-name="Tableau1.A1" office:value-type="string">
            <text:p text:style-name="P18">Informations du compte</text:p>
          </table:table-cell>
        </table:table-row>
        <table:table-row>
          <table:table-cell table:style-name="Tableau1.A1" office:value-type="string">
            <text:p text:style-name="P17"><text:span text:style-name="Source_20_Text"><text:span text:style-name="T4">/api/heroes</text:span></text:span></text:p>
          </table:table-cell>
          <table:table-cell table:style-name="Tableau1.A1" office:value-type="string">
            <text:p text:style-name="P18">GET</text:p>
          </table:table-cell>
          <table:table-cell table:style-name="Tableau1.A1" office:value-type="string">
            <text:p text:style-name="P18">Liste filtrée + pagination</text:p>
          </table:table-cell>
        </table:table-row>
        <text:soft-page-break/>
        <table:table-row>
          <table:table-cell table:style-name="Tableau1.A1" office:value-type="string">
            <text:p text:style-name="P17"><text:span text:style-name="Source_20_Text">/api/heroes/:id</text:span></text:p>
          </table:table-cell>
          <table:table-cell table:style-name="Tableau1.A1" office:value-type="string">
            <text:p text:style-name="P18">GET</text:p>
          </table:table-cell>
          <table:table-cell table:style-name="Tableau1.A1" office:value-type="string">
            <text:p text:style-name="P18">Détails d’un héros</text:p>
          </table:table-cell>
        </table:table-row>
        <table:table-row>
          <table:table-cell table:style-name="Tableau1.A1" office:value-type="string">
            <text:p text:style-name="P17"><text:span text:style-name="Source_20_Text"><text:span text:style-name="T4">/api/heroes</text:span></text:span></text:p>
          </table:table-cell>
          <table:table-cell table:style-name="Tableau1.A1" office:value-type="string">
            <text:p text:style-name="P18">POST</text:p>
          </table:table-cell>
          <table:table-cell table:style-name="Tableau1.A1" office:value-type="string">
            <text:p text:style-name="P18">Création d’un héros (admin)</text:p>
          </table:table-cell>
        </table:table-row>
        <table:table-row>
          <table:table-cell table:style-name="Tableau1.A1" office:value-type="string">
            <text:p text:style-name="P17"><text:span text:style-name="Source_20_Text"><text:span text:style-name="T4">/api/heroes/:id</text:span></text:span></text:p>
          </table:table-cell>
          <table:table-cell table:style-name="Tableau1.A1" office:value-type="string">
            <text:p text:style-name="P18">PUT</text:p>
          </table:table-cell>
          <table:table-cell table:style-name="Tableau1.A1" office:value-type="string">
            <text:p text:style-name="P18">Modification (admin)</text:p>
          </table:table-cell>
        </table:table-row>
        <table:table-row>
          <table:table-cell table:style-name="Tableau1.A1" office:value-type="string">
            <text:p text:style-name="P17"><text:span text:style-name="Source_20_Text"><text:span text:style-name="T4">/api/heroes/:id</text:span></text:span></text:p>
          </table:table-cell>
          <table:table-cell table:style-name="Tableau1.A1" office:value-type="string">
            <text:p text:style-name="P18">DELETE</text:p>
          </table:table-cell>
          <table:table-cell table:style-name="Tableau1.A1" office:value-type="string">
            <text:p text:style-name="P18">Suppression (admin)</text:p>
          </table:table-cell>
        </table:table-row>
      </table:table>
      <text:h text:style-name="P14" text:outline-level="3"><text:bookmark-start text:name="__RefHeading___Toc3130_2162729259"/>🔹 <text:span text:style-name="Strong_20_Emphasis">Frontend — React / TypeScript</text:span><text:bookmark-end text:name="__RefHeading___Toc3130_2162729259"/></text:h>
      <text:list text:style-name="L3">
        <text:list-item>
          <text:p text:style-name="P19"><text:span text:style-name="Strong_20_Emphasis">React Router</text:span> pour la navigation.</text:p>
        </text:list-item>
        <text:list-item>
          <text:p text:style-name="P19"><text:span text:style-name="Strong_20_Emphasis">Hooks</text:span> (useState, useEffect) pour la gestion du state.</text:p>
        </text:list-item>
        <text:list-item>
          <text:p text:style-name="P19"><text:span text:style-name="Strong_20_Emphasis">Fetch API</text:span> pour les appels réseau.</text:p>
        </text:list-item>
        <text:list-item>
          <text:p text:style-name="P19"><text:span text:style-name="Strong_20_Emphasis">CSS inline / responsive</text:span>.</text:p>
        </text:list-item>
        <text:list-item>
          <text:p text:style-name="P19">Gestion du token dans <text:span text:style-name="Source_20_Text">localStorage</text:span>.</text:p>
        </text:list-item>
      </text:list>
      <text:p text:style-name="P12">Le frontend propose :</text:p>
      <text:list text:style-name="L4">
        <text:list-item>
          <text:p text:style-name="P20">Une <text:span text:style-name="Strong_20_Emphasis">page d’accueil</text:span> avec recherche, filtres et pagination.</text:p>
        </text:list-item>
        <text:list-item>
          <text:p text:style-name="P20">Une <text:span text:style-name="Strong_20_Emphasis">page de détails du héros</text:span>, enrichie avec :</text:p>
          <text:list>
            <text:list-item>
              <text:p text:style-name="P20">Images multi-résolution</text:p>
            </text:list-item>
            <text:list-item>
              <text:p text:style-name="P20">Biographie détaillée</text:p>
            </text:list-item>
            <text:list-item>
              <text:p text:style-name="P20">Apparence</text:p>
            </text:list-item>
            <text:list-item>
              <text:p text:style-name="P20">Occupation</text:p>
            </text:list-item>
            <text:list-item>
              <text:p text:style-name="P20">Relations</text:p>
            </text:list-item>
            <text:list-item>
              <text:p text:style-name="P20">Statistiques visuelles</text:p>
            </text:list-item>
          </text:list>
        </text:list-item>
        <text:list-item>
          <text:p text:style-name="P20">Une interface <text:span text:style-name="Strong_20_Emphasis">d'administration</text:span> pour modifier et supprimer un héros.</text:p>
        </text:list-item>
        <text:list-item>
          <text:p text:style-name="P20">Une page de <text:span text:style-name="Strong_20_Emphasis">connexion</text:span> sécurisée.</text:p>
        </text:list-item>
      </text:list>
      <text:h text:style-name="P13" text:outline-level="2" text:is-list-header="true"><text:bookmark-start text:name="__RefHeading___Toc3132_2162729259"/><text:span text:style-name="Strong_20_Emphasis">3. Fonctionnalités réalisées</text:span><text:bookmark-end text:name="__RefHeading___Toc3132_2162729259"/></text:h>
      <text:h text:style-name="P14" text:outline-level="3"><text:bookmark-start text:name="__RefHeading___Toc3134_2162729259"/>✔ Authentification sécurisée<text:bookmark-end text:name="__RefHeading___Toc3134_2162729259"/></text:h>
      <text:list text:style-name="L5">
        <text:list-item>
          <text:p text:style-name="P21">Token JWT généré à la connexion.</text:p>
        </text:list-item>
        <text:list-item>
          <text:p text:style-name="P21">Middlewares Express pour vérifier :</text:p>
          <text:list>
            <text:list-item>
              <text:p text:style-name="P21">L’authentification</text:p>
            </text:list-item>
            <text:list-item>
              <text:p text:style-name="P21">Le rôle de l’utilisateur (admin / editor)</text:p>
            </text:list-item>
          </text:list>
        </text:list-item>
        <text:list-item>
          <text:p text:style-name="P21"><text:soft-page-break/>Protection des routes sensibles.</text:p>
        </text:list-item>
      </text:list>
      <text:h text:style-name="P14" text:outline-level="3" text:is-list-header="true"><text:bookmark-start text:name="__RefHeading___Toc3136_2162729259"/>✔ Gestion complète des super-héros<text:bookmark-end text:name="__RefHeading___Toc3136_2162729259"/></text:h>
      <text:list text:style-name="L6">
        <text:list-item>
          <text:p text:style-name="P22">Import automatique de <text:span text:style-name="Strong_20_Emphasis">563</text:span> héros depuis un JSON.</text:p>
        </text:list-item>
        <text:list-item>
          <text:p text:style-name="P22">Images disponibles en plusieurs tailles.</text:p>
        </text:list-item>
        <text:list-item>
          <text:p text:style-name="P22">CRUD complet :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au4.1">
          <table:table-cell table:style-name="Tableau4.A1" office:value-type="string">
            <text:p text:style-name="P23">Fonction</text:p>
          </table:table-cell>
          <table:table-cell table:style-name="Tableau4.A1" office:value-type="string">
            <text:p text:style-name="P24">Lire la liste</text:p>
          </table:table-cell>
          <table:table-cell table:style-name="Tableau4.A1" office:value-type="string">
            <text:p text:style-name="P24">Lire un héros</text:p>
          </table:table-cell>
          <table:table-cell table:style-name="Tableau4.A1" office:value-type="string">
            <text:p text:style-name="P24">Ajouter un héros</text:p>
          </table:table-cell>
          <table:table-cell table:style-name="Tableau4.A1" office:value-type="string">
            <text:p text:style-name="P24">Modifier un héros</text:p>
          </table:table-cell>
          <table:table-cell table:style-name="Tableau4.F1" office:value-type="string">
            <text:p text:style-name="P24">Supprimer un héros</text:p>
          </table:table-cell>
        </table:table-row>
        <table:table-row>
          <table:table-cell table:style-name="Tableau4.A2" office:value-type="string">
            <text:p text:style-name="P23">Accessible</text:p>
          </table:table-cell>
          <table:table-cell table:style-name="Tableau4.A2" office:value-type="string">
            <text:p text:style-name="P24">Tous</text:p>
          </table:table-cell>
          <table:table-cell table:style-name="Tableau4.A2" office:value-type="string">
            <text:p text:style-name="P24">Tous</text:p>
          </table:table-cell>
          <table:table-cell table:style-name="Tableau4.A2" office:value-type="string">
            <text:p text:style-name="P24">Admin</text:p>
          </table:table-cell>
          <table:table-cell table:style-name="Tableau4.A2" office:value-type="string">
            <text:p text:style-name="P24">Admin</text:p>
          </table:table-cell>
          <table:table-cell table:style-name="Tableau4.F2" office:value-type="string">
            <text:p text:style-name="P24">Admin</text:p>
          </table:table-cell>
        </table:table-row>
      </table:table>
      <text:h text:style-name="P14" text:outline-level="3" text:is-list-header="true"><text:bookmark-start text:name="__RefHeading___Toc3138_2162729259"/>✔ Filtrage avancé<text:bookmark-end text:name="__RefHeading___Toc3138_2162729259"/></text:h>
      <text:list text:style-name="L7">
        <text:list-item>
          <text:p text:style-name="P25">Recherche textuelle</text:p>
        </text:list-item>
        <text:list-item>
          <text:p text:style-name="P25">Filtre par éditeur (Marvel, DC…)</text:p>
        </text:list-item>
        <text:list-item>
          <text:p text:style-name="P25">Filtrage dynamique par statistiques (force, vitesse, intelligence…)</text:p>
        </text:list-item>
        <text:list-item>
          <text:p text:style-name="P25">Pagination personnalisée (12 / 24 / 48 héros par page)</text:p>
        </text:list-item>
        <text:list-item>
          <text:p text:style-name="P25">Saut direct à une page précise</text:p>
        </text:list-item>
      </text:list>
      <text:h text:style-name="P14" text:outline-level="3" text:is-list-header="true"><text:bookmark-start text:name="__RefHeading___Toc3140_2162729259"/>✔ Interface utilisateur responsive<text:bookmark-end text:name="__RefHeading___Toc3140_2162729259"/></text:h>
      <text:list text:style-name="L8">
        <text:list-item>
          <text:p text:style-name="P26">Cartes adaptatives selon taille d’écran</text:p>
        </text:list-item>
        <text:list-item>
          <text:p text:style-name="P26">Images responsives</text:p>
        </text:list-item>
        <text:list-item>
          <text:p text:style-name="P26">Barre de statistiques colorée</text:p>
        </text:list-item>
        <text:list-item>
          <text:p text:style-name="P26">Animation hover</text:p>
        </text:list-item>
      </text:list>
      <text:h text:style-name="P14" text:outline-level="3" text:is-list-header="true"><text:bookmark-start text:name="__RefHeading___Toc3142_2162729259"/>✔ Page de détails enrichie<text:bookmark-end text:name="__RefHeading___Toc3142_2162729259"/></text:h>
      <text:list text:style-name="L9">
        <text:list-item>
          <text:p text:style-name="P27">Photo HD</text:p>
        </text:list-item>
        <text:list-item>
          <text:p text:style-name="P27">Biographie complète</text:p>
        </text:list-item>
        <text:list-item>
          <text:p text:style-name="P27">Apparence physique</text:p>
        </text:list-item>
        <text:list-item>
          <text:p text:style-name="P27">Activité professionnelle</text:p>
        </text:list-item>
        <text:list-item>
          <text:p text:style-name="P27">Groupe d’affiliation</text:p>
        </text:list-item>
        <text:list-item>
          <text:p text:style-name="P27">Barres de statistiques colorées</text:p>
        </text:list-item>
        <text:list-item>
          <text:p text:style-name="P27">Boutons d’édition pour l’admin</text:p>
        </text:list-item>
      </text:list>
      <text:h text:style-name="P13" text:outline-level="2" text:is-list-header="true"><text:bookmark-start text:name="__RefHeading___Toc3144_2162729259"/><text:soft-page-break/><text:span text:style-name="Strong_20_Emphasis">4. Difficultés rencontrées</text:span><text:bookmark-end text:name="__RefHeading___Toc3144_2162729259"/></text:h>
      <text:h text:style-name="P14" text:outline-level="3"><text:bookmark-start text:name="__RefHeading___Toc3146_2162729259"/>🔸 Gestion des chemins d’images<text:bookmark-end text:name="__RefHeading___Toc3146_2162729259"/></text:h>
      <text:p text:style-name="P10">Le JSON fournissait des URLs différentes (md, lg, sm…).</text:p>
      <text:p text:style-name="P10">Le backend a dû :</text:p>
      <text:list text:style-name="L10">
        <text:list-item>
          <text:p text:style-name="P28">Servir un dossier <text:span text:style-name="Source_20_Text">images/</text:span> statique.</text:p>
        </text:list-item>
        <text:list-item>
          <text:p text:style-name="P28">Corriger les chemins avec <text:span text:style-name="Source_20_Text">http://localhost:4000/images/...</text:span>.</text:p>
        </text:list-item>
      </text:list>
      <text:h text:style-name="P14" text:outline-level="3" text:is-list-header="true"><text:bookmark-start text:name="__RefHeading___Toc3148_2162729259"/>🔸 Migration ESModules / TypeScript<text:bookmark-end text:name="__RefHeading___Toc3148_2162729259"/></text:h>
      <text:p text:style-name="P12">L’utilisation simultanée de :</text:p>
      <text:list text:style-name="L11">
        <text:list-item>
          <text:p text:style-name="P29"><text:span text:style-name="Source_20_Text">"type": "module"</text:span></text:p>
        </text:list-item>
        <text:list-item>
          <text:p text:style-name="P29">ts-node</text:p>
        </text:list-item>
        <text:list-item>
          <text:p text:style-name="P29">extensions <text:span text:style-name="Source_20_Text">.ts</text:span></text:p>
        </text:list-item>
      </text:list>
      <text:p text:style-name="P10">a provoqué des erreurs <text:span text:style-name="Source_20_Text">ERR_MODULE_NOT_FOUND</text:span> ou <text:span text:style-name="Source_20_Text">Cannot use import.meta</text:span>.</text:p>
      <text:p text:style-name="P10">La solution a été :</text:p>
      <text:list text:style-name="L12">
        <text:list-item>
          <text:p text:style-name="P30">Utiliser <text:span text:style-name="Source_20_Text">ts-node-dev</text:span></text:p>
        </text:list-item>
        <text:list-item>
          <text:p text:style-name="P30">Retirer les extensions <text:span text:style-name="Source_20_Text">.js</text:span></text:p>
        </text:list-item>
        <text:list-item>
          <text:p text:style-name="P30">Configurer Node en mode ESM dans <text:span text:style-name="Source_20_Text">tsconfig.json</text:span>.</text:p>
        </text:list-item>
      </text:list>
      <text:h text:style-name="P14" text:outline-level="3" text:is-list-header="true"><text:bookmark-start text:name="__RefHeading___Toc3150_2162729259"/>🔸 Structure MongoDB incompatible<text:bookmark-end text:name="__RefHeading___Toc3150_2162729259"/></text:h>
      <text:p text:style-name="P10">Le modèle initial ne stockait qu’un champ <text:span text:style-name="Source_20_Text">image</text:span>.</text:p>
      <text:p text:style-name="P10">Il a fallu ajouter :</text:p>
      <text:p text:style-name="P31"><text:span text:style-name="Source_20_Text">images: { xs, sm, md, lg }</text:span></text:p>
      <text:p text:style-name="P12">et réparer l’importation des données.</text:p>
      <text:h text:style-name="P14" text:outline-level="3"><text:bookmark-start text:name="__RefHeading___Toc3152_2162729259"/>🔸 Appels réseau du frontend<text:bookmark-end text:name="__RefHeading___Toc3152_2162729259"/></text:h>
      <text:p text:style-name="P12">Certaines images n’apparaissaient pas car la route n’était pas :</text:p>
      <text:p text:style-name="P31"><text:span text:style-name="Source_20_Text">/images/md/hero.jpg</text:span></text:p>
      <text:p text:style-name="P12">Il a fallu reconstruire <text:span text:style-name="Source_20_Text">imageUrl</text:span> dans le frontend.</text:p>
      <text:h text:style-name="Heading_20_3" text:outline-level="3"><text:bookmark-start text:name="__RefHeading___Toc3154_2162729259"/><text:soft-page-break/>🔸 Gestion des permissions JWT<text:bookmark-end text:name="__RefHeading___Toc3154_2162729259"/></text:h>
      <text:p text:style-name="P10">Les routes admin étaient accessibles sans vérification.</text:p>
      <text:p text:style-name="P10">Un middleware de rôle a été ajouté.</text:p>
      <text:h text:style-name="P13" text:outline-level="2" text:is-list-header="true"><text:bookmark-start text:name="__RefHeading___Toc3156_2162729259"/><text:span text:style-name="Strong_20_Emphasis">5. Axes d’amélioration</text:span><text:bookmark-end text:name="__RefHeading___Toc3156_2162729259"/></text:h>
      <text:h text:style-name="P14" text:outline-level="3"><text:bookmark-start text:name="__RefHeading___Toc3158_2162729259"/>🔹 Améliorations techniques<text:bookmark-end text:name="__RefHeading___Toc3158_2162729259"/></text:h>
      <text:list text:style-name="L13">
        <text:list-item>
          <text:p text:style-name="P32">Ajouter <text:span text:style-name="Strong_20_Emphasis">une base de données Redis</text:span> pour accélérer la recherche.</text:p>
        </text:list-item>
        <text:list-item>
          <text:p text:style-name="P32">Mettre en place des <text:span text:style-name="Strong_20_Emphasis">tests unitaires Jest</text:span> pour sécuriser le backend.</text:p>
        </text:list-item>
        <text:list-item>
          <text:p text:style-name="P32">Ajouter un système de <text:span text:style-name="Strong_20_Emphasis">refresh token</text:span>.</text:p>
        </text:list-item>
        <text:list-item>
          <text:p text:style-name="P32">Implémenter <text:span text:style-name="Strong_20_Emphasis">upload d’images</text:span> pour les héros créés manuellement.</text:p>
        </text:list-item>
        <text:list-item>
          <text:p text:style-name="P32">Ajouter une <text:span text:style-name="Strong_20_Emphasis">documentation Swagger</text:span> automatique.</text:p>
        </text:list-item>
      </text:list>
      <text:h text:style-name="P14" text:outline-level="3" text:is-list-header="true"><text:bookmark-start text:name="__RefHeading___Toc3160_2162729259"/>🔹 Améliorations UX/UI<text:bookmark-end text:name="__RefHeading___Toc3160_2162729259"/></text:h>
      <text:list text:style-name="L14">
        <text:list-item>
          <text:p text:style-name="P33">Ajouter un <text:span text:style-name="Strong_20_Emphasis">mode sombre</text:span>.</text:p>
        </text:list-item>
        <text:list-item>
          <text:p text:style-name="P33">Inclure un <text:span text:style-name="Strong_20_Emphasis">graphique radar</text:span> pour les statistiques.</text:p>
        </text:list-item>
        <text:list-item>
          <text:p text:style-name="P33">Ajouter un <text:span text:style-name="Strong_20_Emphasis">tri par ordre alphabétique ou par force</text:span>.</text:p>
        </text:list-item>
        <text:list-item>
          <text:p text:style-name="P33">Mettre en place une <text:span text:style-name="Strong_20_Emphasis">barre latérale de filtres</text:span>.</text:p>
        </text:list-item>
        <text:list-item>
          <text:p text:style-name="P33">Ajouter l’historique des modifications pour les admins.</text:p>
        </text:list-item>
      </text:list>
      <text:h text:style-name="P14" text:outline-level="3" text:is-list-header="true"><text:bookmark-start text:name="__RefHeading___Toc3162_2162729259"/>🔹 Extension fonctionnelle<text:bookmark-end text:name="__RefHeading___Toc3162_2162729259"/></text:h>
      <text:list text:style-name="L15">
        <text:list-item>
          <text:p text:style-name="P34">Ajouter une <text:span text:style-name="Strong_20_Emphasis">fonction de favoris</text:span> pour les utilisateurs.</text:p>
        </text:list-item>
        <text:list-item>
          <text:p text:style-name="P34">Ajouter des <text:span text:style-name="Strong_20_Emphasis">combats simulés</text:span> basés sur les statistiques.</text:p>
        </text:list-item>
        <text:list-item>
          <text:p text:style-name="P34">Intégrer une API externe pour enrichir les données.</text:p>
        </text:list-item>
      </text:list>
      <text:h text:style-name="P35" text:outline-level="2" text:is-list-header="true"><text:bookmark-start text:name="__RefHeading___Toc3164_2162729259"/><text:span text:style-name="Strong_20_Emphasis">6. Conclusion</text:span><text:bookmark-end text:name="__RefHeading___Toc3164_2162729259"/></text:h>
      <text:p text:style-name="P12">Ce projet a permis de construire une application web complète, moderne et réaliste intégrant :</text:p>
      <text:list text:style-name="L16">
        <text:list-item>
          <text:p text:style-name="P36">Un backend sécurisé avec gestion d’authentification,</text:p>
        </text:list-item>
        <text:list-item>
          <text:p text:style-name="P36">Un frontend ergonomique et responsive,</text:p>
        </text:list-item>
        <text:list-item>
          <text:p text:style-name="P36">Une base de données structurée et optimisée,</text:p>
        </text:list-item>
        <text:list-item>
          <text:p text:style-name="P36">Un workflow complet de gestion d’utilisateurs et de données.</text:p>
        </text:list-item>
      </text:list>
      <text:p text:style-name="P37"><text:soft-page-break/>Le résultat est une plateforme solide, extensible, et prête pour une démonstration professionnelle ou un hébergement en lign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" fo:font-family="Calibri" style:font-family-generic="swiss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.046cm" style:contextual-spacing="false" fo:line-height="115%"/>
      <style:text-properties style:font-name="Calibri"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.247cm" style:contextual-spacing="false" fo:line-height="115%" fo:text-align="justify" style:justify-single-word="false"/>
      <style:text-properties style:font-name="Calibri" fo:font-family="Calibri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pt" fo:font-weight="bold" style:font-size-asian="11pt" style:font-weight-asian="bold" style:font-size-complex="11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2" style:family="table">
      <style:table-properties style:width="18.434cm" fo:margin-top="0cm" fo:margin-bottom="0cm" table:align="center" style:writing-mode="page"/>
    </style:style>
    <style:style style:name="Tableau2.A" style:family="table-column">
      <style:table-column-properties style:column-width="5.251cm"/>
    </style:style>
    <style:style style:name="Tableau2.B" style:family="table-column">
      <style:table-column-properties style:column-width="9.125cm"/>
    </style:style>
    <style:style style:name="Tableau2.C" style:family="table-column">
      <style:table-column-properties style:column-width="4.059cm"/>
    </style:style>
    <style:style style:name="Tableau2.1" style:family="table-row">
      <style:table-row-properties style:min-row-height="0.78cm" fo:keep-together="always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1.528cm" fo:keep-together="always"/>
    </style:style>
    <style:style style:name="MP1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15e8ea"/>
    </style:style>
    <style:style style:name="MP2" style:family="paragraph" style:parent-style-name="Standard">
      <style:paragraph-properties fo:text-align="center" style:justify-single-word="false"/>
      <style:text-properties officeooo:paragraph-rsid="0015e8ea"/>
    </style:style>
    <style:style style:name="MP3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rsid="0009cdb3" officeooo:paragraph-rsid="0015e8ea"/>
    </style:style>
    <style:style style:name="MP4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1800e9"/>
    </style:style>
    <style:style style:name="MP5" style:family="paragraph" style:parent-style-name="Standard">
      <style:text-properties officeooo:paragraph-rsid="0015e8ea"/>
    </style:style>
    <style:style style:name="MP6" style:family="paragraph" style:parent-style-name="Standard">
      <style:paragraph-properties fo:padding-left="0cm" fo:padding-right="0cm" fo:padding-top="0.035cm" fo:padding-bottom="0cm" fo:border-left="none" fo:border-right="none" fo:border-top="0.74pt solid #0000ff" fo:border-bottom="none" style:shadow="none" style:join-border="false">
        <style:tab-stops>
          <style:tab-stop style:position="9.252cm" style:type="center"/>
          <style:tab-stop style:position="18.461cm" style:type="right"/>
        </style:tab-stops>
      </style:paragraph-properties>
      <style:text-properties officeooo:paragraph-rsid="0015e8ea"/>
    </style:style>
    <style:style style:name="MT1" style:family="text">
      <style:text-properties fo:color="#000000" loext:opacity="100%"/>
    </style:style>
    <style:style style:name="MT2" style:family="text">
      <style:text-properties fo:font-variant="small-caps" fo:color="#000000" loext:opacity="100%" fo:font-size="16pt" style:font-size-asian="16pt" style:font-size-complex="16pt"/>
    </style:style>
    <style:style style:name="MT3" style:family="text">
      <style:text-properties fo:font-variant="small-caps" fo:color="#000000" loext:opacity="100%" style:font-name="Calibri" fo:font-size="14pt" officeooo:rsid="001800e9" style:font-size-asian="14pt" style:font-size-complex="14pt"/>
    </style:style>
    <style:style style:name="MT4" style:family="text">
      <style:text-properties fo:font-variant="small-caps" fo:color="#000000" loext:opacity="100%" fo:font-size="14pt" style:font-size-asian="14pt" style:font-size-complex="14pt"/>
    </style:style>
    <style:style style:name="MT5" style:family="text">
      <style:text-properties fo:color="#000000" loext:opacity="100%" fo:font-style="italic" fo:font-weight="bold" officeooo:rsid="002c7544" style:font-style-asian="italic" style:font-weight-asian="bold" style:font-size-complex="11pt"/>
    </style:style>
    <style:style style:name="MT6" style:family="text">
      <style:text-properties fo:color="#000080" loext:opacity="100%" fo:font-style="italic" fo:font-weight="bold" style:font-style-asian="italic" style:font-weight-asian="bold"/>
    </style:style>
    <style:style style:name="MT7" style:family="text">
      <style:text-properties fo:color="#008000" loext:opacity="100%" fo:font-style="italic" style:font-style-asian="italic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.242cm, 0cm, 1.275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table:number-rows-spanned="2" office:value-type="string">
              <text:p text:style-name="MP1" loext:marker-style-name="MT1"><draw:frame draw:style-name="Mfr1" draw:name="Image 273408895 Copie 1 Copie 1 Copie 1" text:anchor-type="as-char" svg:width="5.002cm" svg:height="2.028cm" draw:z-index="13"><draw:image xlink:href="Pictures/10000000000000C8000000C8BE6FA79B.jpg" xlink:type="simple" xlink:show="embed" xlink:actuate="onLoad" draw:mime-type="image/jpeg"/><svg:desc>Employés de Université Polytechnique Hauts-de-France, lieu, anciens  employés | LinkedIn</svg:desc></draw:frame></text:p>
            </table:table-cell>
            <table:table-cell table:style-name="Tableau2.A1" office:value-type="string">
              <text:p text:style-name="MP2">Technologie du Web </text:p>
            </table:table-cell>
            <table:table-cell table:style-name="Tableau2.A1" table:number-rows-spanned="2" office:value-type="string">
              <text:p text:style-name="MP1" loext:marker-style-name="MT1"><draw:frame draw:style-name="Mfr2" draw:name="Image 710440367 Copie 1 Copie 1 Copie 1" text:anchor-type="as-char" svg:y="-0.965cm" svg:width="3.81cm" svg:height="0.965cm" draw:z-index="20"><draw:image xlink:href="Pictures/1000000000000AD5000002BE7A64BEBE.jpg" xlink:type="simple" xlink:show="embed" xlink:actuate="onLoad" draw:mime-type="image/jpeg"/><svg:desc>Classement Master INSA Hauts-de-France N°4 au classement Masters Mobilité  et Transports, Master International Transport et Energie</svg:desc></draw:frame></text:p>
              <text:p text:style-name="MP3" loext:marker-style-name="MT1"/>
            </table:table-cell>
          </table:table-row>
          <table:table-row table:style-name="Tableau2.2">
            <table:covered-table-cell table:style-name="Tableau2.A1"/>
            <table:table-cell table:style-name="Tableau2.A1" office:value-type="string">
              <text:p text:style-name="MP4" loext:marker-style-name="MT2"><text:span text:style-name="MT3"><text:s/></text:span><text:span text:style-name="MT4"><text:s text:c="2"/></text:span>SuperHero Manager </text:p>
            </table:table-cell>
            <table:covered-table-cell table:style-name="Tableau2.A1"/>
          </table:table-row>
        </table:table>
        <text:p text:style-name="MP5"/>
      </style:header>
      <style:footer>
        <text:p text:style-name="MP6"><text:span text:style-name="MT5">Arthur Blairon</text:span><text:span text:style-name="MT6"><text:tab/></text:span><text:span text:style-name="MT6"><text:file-name text:display="name-and-extension">Blairon.Arthur.odt</text:file-name></text:span><text:span text:style-name="MT6"><text:tab/></text:span><text:span text:style-name="MT7">Page </text:span><text:span text:style-name="MT7"><text:page-number text:select-page="current">7</text:page-number></text:span><text:span text:style-name="MT7"><text:s/>sur </text:span><text:span text:style-name="MT7"><text:page-count>7</text:page-count></text:span><draw:frame draw:style-name="Mfr3" draw:name="image10.png Copie 1" text:anchor-type="char" svg:x="5.84cm" svg:y="0.612cm" svg:width="6.782cm" svg:height="0.203cm" draw:z-index="6"><draw:image xlink:href="Pictures/100000000000012C00000009D628B364.png" xlink:type="simple" xlink:show="embed" xlink:actuate="onLoad" draw:mime-type="image/png"/><svg:desc>barrenciel_site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16:48:04.040182400</meta:creation-date>
    <dc:date>2025-12-08T13:51:18.038431900</dc:date>
    <meta:editing-duration>PT37M45S</meta:editing-duration>
    <meta:editing-cycles>25</meta:editing-cycles>
    <meta:generator>LibreOffice/25.8.3.2$Windows_X86_64 LibreOffice_project/8ca8d55c161d602844f5428fa4b58097424e324e</meta:generator>
    <meta:document-statistic meta:table-count="3" meta:image-count="3" meta:object-count="0" meta:page-count="7" meta:paragraph-count="191" meta:word-count="988" meta:character-count="6183" meta:non-whitespace-character-count="5450"/>
  </office:meta>
</office:document-meta>
</file>